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22a" officeooo:paragraph-rsid="0002d22a"/>
    </style:style>
    <style:style style:name="P2" style:family="paragraph" style:parent-style-name="Standard">
      <style:text-properties fo:color="#c9211e" officeooo:rsid="0002d22a" officeooo:paragraph-rsid="0002d22a"/>
    </style:style>
    <style:style style:name="P3" style:family="paragraph" style:parent-style-name="Standard">
      <style:text-properties fo:color="#c9211e" style:text-line-through-style="solid" style:text-line-through-type="single" officeooo:rsid="000c93fc" officeooo:paragraph-rsid="000c93fc"/>
    </style:style>
    <style:style style:name="P4" style:family="paragraph" style:parent-style-name="Standard">
      <style:text-properties fo:color="#000000" officeooo:rsid="0002d22a" officeooo:paragraph-rsid="0002d22a"/>
    </style:style>
    <style:style style:name="P5" style:family="paragraph" style:parent-style-name="Standard">
      <style:text-properties fo:color="#000000" style:text-underline-style="solid" style:text-underline-width="auto" style:text-underline-color="font-color" fo:font-weight="bold" officeooo:rsid="0002d22a" officeooo:paragraph-rsid="0002d22a" style:font-weight-asian="bold" style:font-weight-complex="bold"/>
    </style:style>
    <style:style style:name="P6" style:family="paragraph" style:parent-style-name="Standard">
      <style:text-properties fo:color="#000000" style:text-underline-style="solid" style:text-underline-width="auto" style:text-underline-color="font-color" fo:font-weight="normal" officeooo:rsid="0002d22a" officeooo:paragraph-rsid="0002d22a" style:font-weight-asian="normal" style:font-weight-complex="normal"/>
    </style:style>
    <style:style style:name="P7" style:family="paragraph" style:parent-style-name="Standard">
      <style:text-properties fo:color="#000000" style:text-underline-style="none" fo:font-weight="normal" officeooo:rsid="0002d22a" officeooo:paragraph-rsid="0002d22a" style:font-weight-asian="normal" style:font-weight-complex="normal"/>
    </style:style>
    <style:style style:name="P8" style:family="paragraph" style:parent-style-name="Standard" style:list-style-name="L1">
      <style:text-properties fo:color="#000000" style:text-underline-style="none" fo:font-weight="normal" officeooo:rsid="0002d22a" officeooo:paragraph-rsid="0002d22a" style:font-weight-asian="normal" style:font-weight-complex="normal"/>
    </style:style>
    <style:style style:name="P9" style:family="paragraph" style:parent-style-name="Standard" style:list-style-name="L2">
      <style:text-properties fo:color="#000000" style:text-underline-style="none" fo:font-weight="normal" officeooo:rsid="0002d22a" officeooo:paragraph-rsid="0002d22a" style:font-weight-asian="normal" style:font-weight-complex="normal"/>
    </style:style>
    <style:style style:name="P10" style:family="paragraph" style:parent-style-name="Standard">
      <style:text-properties fo:color="#000000" style:text-underline-style="none" fo:font-weight="normal" officeooo:rsid="0002d22a" officeooo:paragraph-rsid="0003b887" style:font-weight-asian="normal" style:font-weight-complex="normal"/>
    </style:style>
    <style:style style:name="P11" style:family="paragraph" style:parent-style-name="Standard">
      <style:text-properties officeooo:paragraph-rsid="0002d22a"/>
    </style:style>
    <style:style style:name="P12" style:family="paragraph" style:parent-style-name="Standard">
      <style:text-properties style:text-underline-style="none" officeooo:rsid="0016f150" officeooo:paragraph-rsid="0016f150"/>
    </style:style>
    <style:style style:name="P13" style:family="paragraph" style:parent-style-name="Standard" style:list-style-name="L9">
      <style:text-properties style:text-underline-style="none" officeooo:rsid="0017a8c0" officeooo:paragraph-rsid="0017a8c0"/>
    </style:style>
    <style:style style:name="P14" style:family="paragraph" style:parent-style-name="Standard">
      <style:text-properties style:text-underline-style="none" officeooo:rsid="0017a8c0" officeooo:paragraph-rsid="0017a8c0"/>
    </style:style>
    <style:style style:name="P15" style:family="paragraph" style:parent-style-name="Standard">
      <style:text-properties style:text-underline-style="none" officeooo:rsid="00181dff" officeooo:paragraph-rsid="00181dff"/>
    </style:style>
    <style:style style:name="P16" style:family="paragraph" style:parent-style-name="Standard" style:list-style-name="L10">
      <style:text-properties style:text-underline-style="none" officeooo:rsid="00181dff" officeooo:paragraph-rsid="00181dff"/>
    </style:style>
    <style:style style:name="P17" style:family="paragraph" style:parent-style-name="Standard" style:list-style-name="L2">
      <style:text-properties officeooo:paragraph-rsid="0002d22a"/>
    </style:style>
    <style:style style:name="P18" style:family="paragraph" style:parent-style-name="Standard" style:list-style-name="L2">
      <style:text-properties officeooo:paragraph-rsid="0003b887"/>
    </style:style>
    <style:style style:name="P19" style:family="paragraph" style:parent-style-name="Standard" style:list-style-name="L3">
      <style:text-properties officeooo:paragraph-rsid="0002d22a"/>
    </style:style>
    <style:style style:name="P20" style:family="paragraph" style:parent-style-name="Standard" style:list-style-name="L4">
      <style:text-properties officeooo:rsid="0003b887" officeooo:paragraph-rsid="0003b887"/>
    </style:style>
    <style:style style:name="P21" style:family="paragraph" style:parent-style-name="Standard">
      <style:text-properties officeooo:rsid="0003b887" officeooo:paragraph-rsid="0003b887"/>
    </style:style>
    <style:style style:name="P22" style:family="paragraph" style:parent-style-name="Standard">
      <style:text-properties officeooo:paragraph-rsid="0003b887"/>
    </style:style>
    <style:style style:name="P23" style:family="paragraph" style:parent-style-name="Standard">
      <style:text-properties officeooo:rsid="000504b6" officeooo:paragraph-rsid="000504b6"/>
    </style:style>
    <style:style style:name="P24" style:family="paragraph" style:parent-style-name="Standard" style:list-style-name="L6">
      <style:text-properties officeooo:rsid="000504b6" officeooo:paragraph-rsid="000504b6"/>
    </style:style>
    <style:style style:name="P25" style:family="paragraph" style:parent-style-name="Standard" style:list-style-name="L6">
      <style:text-properties officeooo:rsid="000504b6" officeooo:paragraph-rsid="000604d4"/>
    </style:style>
    <style:style style:name="P26" style:family="paragraph" style:parent-style-name="Standard">
      <style:text-properties officeooo:rsid="000504b6" officeooo:paragraph-rsid="000604d4"/>
    </style:style>
    <style:style style:name="P27" style:family="paragraph" style:parent-style-name="Standard">
      <style:text-properties style:text-underline-style="solid" style:text-underline-width="auto" style:text-underline-color="font-color" officeooo:rsid="000504b6" officeooo:paragraph-rsid="000504b6"/>
    </style:style>
    <style:style style:name="P28" style:family="paragraph" style:parent-style-name="Standard" style:list-style-name="L7">
      <style:text-properties style:text-underline-style="solid" style:text-underline-width="auto" style:text-underline-color="font-color" officeooo:rsid="00143d99" officeooo:paragraph-rsid="00143d99"/>
    </style:style>
    <style:style style:name="P29" style:family="paragraph" style:parent-style-name="Standard">
      <style:text-properties style:text-underline-style="solid" style:text-underline-width="auto" style:text-underline-color="font-color" officeooo:rsid="000e535e" officeooo:paragraph-rsid="000e535e"/>
    </style:style>
    <style:style style:name="P30" style:family="paragraph" style:parent-style-name="Standard">
      <style:text-properties style:text-underline-style="solid" style:text-underline-width="auto" style:text-underline-color="font-color" officeooo:rsid="0016f150" officeooo:paragraph-rsid="0016f150"/>
    </style:style>
    <style:style style:name="P31" style:family="paragraph" style:parent-style-name="Standard" style:list-style-name="L6">
      <style:text-properties officeooo:paragraph-rsid="000604d4"/>
    </style:style>
    <style:style style:name="P32" style:family="paragraph" style:parent-style-name="Standard" style:list-style-name="L6">
      <style:text-properties officeooo:paragraph-rsid="00114910"/>
    </style:style>
    <style:style style:name="P33" style:family="paragraph" style:parent-style-name="Standard" style:list-style-name="L6">
      <style:text-properties officeooo:paragraph-rsid="0011ca66"/>
    </style:style>
    <style:style style:name="P34" style:family="paragraph" style:parent-style-name="Standard" style:list-style-name="L6">
      <style:text-properties officeooo:paragraph-rsid="00191331"/>
    </style:style>
    <style:style style:name="P35" style:family="paragraph" style:parent-style-name="Standard" style:list-style-name="L6">
      <style:text-properties officeooo:rsid="000604d4" officeooo:paragraph-rsid="000604d4"/>
    </style:style>
    <style:style style:name="P36" style:family="paragraph" style:parent-style-name="Standard">
      <style:text-properties officeooo:rsid="000604d4" officeooo:paragraph-rsid="000604d4"/>
    </style:style>
    <style:style style:name="P37" style:family="paragraph" style:parent-style-name="Standard" style:list-style-name="L7">
      <style:text-properties officeooo:rsid="000604d4" officeooo:paragraph-rsid="000604d4"/>
    </style:style>
    <style:style style:name="P38" style:family="paragraph" style:parent-style-name="Standard">
      <style:text-properties officeooo:paragraph-rsid="000604d4"/>
    </style:style>
    <style:style style:name="P39" style:family="paragraph" style:parent-style-name="Standard" style:list-style-name="L7">
      <style:text-properties officeooo:paragraph-rsid="000604d4"/>
    </style:style>
    <style:style style:name="P40" style:family="paragraph" style:parent-style-name="Standard" style:list-style-name="L7">
      <style:text-properties officeooo:paragraph-rsid="000f2f9f"/>
    </style:style>
    <style:style style:name="P41" style:family="paragraph" style:parent-style-name="Standard" style:list-style-name="L7">
      <style:text-properties officeooo:paragraph-rsid="001c5fe1"/>
    </style:style>
    <style:style style:name="P42" style:family="paragraph" style:parent-style-name="Standard" style:list-style-name="L7">
      <style:text-properties officeooo:rsid="00095644" officeooo:paragraph-rsid="00095644"/>
    </style:style>
    <style:style style:name="P43" style:family="paragraph" style:parent-style-name="Standard" style:list-style-name="L7">
      <style:text-properties officeooo:rsid="000a6f7d" officeooo:paragraph-rsid="000a6f7d"/>
    </style:style>
    <style:style style:name="P44" style:family="paragraph" style:parent-style-name="Standard">
      <style:text-properties officeooo:rsid="000e535e" officeooo:paragraph-rsid="000e535e"/>
    </style:style>
    <style:style style:name="P45" style:family="paragraph" style:parent-style-name="Standard" style:list-style-name="L8">
      <style:text-properties officeooo:rsid="000e535e" officeooo:paragraph-rsid="000e535e"/>
    </style:style>
    <style:style style:name="P46" style:family="paragraph" style:parent-style-name="Standard">
      <style:text-properties officeooo:paragraph-rsid="000e535e"/>
    </style:style>
    <style:style style:name="P47" style:family="paragraph" style:parent-style-name="Standard">
      <style:text-properties fo:color="#ff4000" officeooo:paragraph-rsid="001c5fe1"/>
    </style:style>
    <style:style style:name="P48" style:family="paragraph" style:parent-style-name="Standard">
      <style:text-properties fo:color="#ff4000" style:text-underline-style="none" officeooo:rsid="001ff24f" officeooo:paragraph-rsid="001ff24f"/>
    </style:style>
    <style:style style:name="P49" style:family="paragraph" style:parent-style-name="Standard" style:list-style-name="L7">
      <style:text-properties officeooo:rsid="000f2f9f" officeooo:paragraph-rsid="000f2f9f"/>
    </style:style>
    <style:style style:name="P50" style:family="paragraph" style:parent-style-name="Standard" style:list-style-name="L7">
      <style:text-properties fo:color="#2a6099" officeooo:rsid="000f2f9f" officeooo:paragraph-rsid="000f2f9f"/>
    </style:style>
    <style:style style:name="P51" style:family="paragraph" style:parent-style-name="Standard" style:list-style-name="L6">
      <style:text-properties fo:color="#2a6099" officeooo:rsid="000f2f9f" officeooo:paragraph-rsid="00114910"/>
    </style:style>
    <style:style style:name="P52" style:family="paragraph" style:parent-style-name="Standard" style:list-style-name="L7">
      <style:text-properties fo:color="#2a6099" officeooo:paragraph-rsid="000f2f9f"/>
    </style:style>
    <style:style style:name="P53" style:family="paragraph" style:parent-style-name="Standard" style:list-style-name="L7">
      <style:text-properties fo:color="#2a6099" officeooo:paragraph-rsid="001105f8"/>
    </style:style>
    <style:style style:name="P54" style:family="paragraph" style:parent-style-name="Standard" style:list-style-name="L7">
      <style:text-properties fo:color="#2a6099" officeooo:paragraph-rsid="001c5fe1"/>
    </style:style>
    <style:style style:name="P55" style:family="paragraph" style:parent-style-name="Standard" style:list-style-name="L6">
      <style:text-properties fo:color="#2a6099" officeooo:paragraph-rsid="00114910"/>
    </style:style>
    <style:style style:name="P56" style:family="paragraph" style:parent-style-name="Standard" style:list-style-name="L6">
      <style:text-properties fo:color="#2a6099" officeooo:paragraph-rsid="001c5fe1"/>
    </style:style>
    <style:style style:name="P57" style:family="paragraph" style:parent-style-name="Standard" style:list-style-name="L7">
      <style:text-properties officeooo:rsid="00114910" officeooo:paragraph-rsid="00114910"/>
    </style:style>
    <style:style style:name="P58" style:family="paragraph" style:parent-style-name="Standard" style:list-style-name="L9">
      <style:text-properties officeooo:paragraph-rsid="0017a8c0"/>
    </style:style>
    <style:style style:name="P59" style:family="paragraph" style:parent-style-name="Standard">
      <style:text-properties style:text-line-through-style="solid" style:text-line-through-type="single" fo:font-style="italic" officeooo:rsid="000f2f9f" officeooo:paragraph-rsid="000f2f9f" style:font-style-asian="italic" style:font-style-complex="italic"/>
    </style:style>
    <style:style style:name="P60" style:family="paragraph" style:parent-style-name="Standard">
      <style:text-properties fo:color="#ffbf00" fo:font-style="italic" style:text-underline-style="solid" style:text-underline-width="auto" style:text-underline-color="font-color" officeooo:rsid="00181dff" officeooo:paragraph-rsid="00181dff" style:font-style-asian="italic" style:font-style-complex="italic"/>
    </style:style>
    <style:style style:name="P61" style:family="paragraph" style:parent-style-name="Standard" style:list-style-name="L6">
      <style:text-properties fo:color="#00a933" officeooo:rsid="00191331" officeooo:paragraph-rsid="00191331"/>
    </style:style>
    <style:style style:name="P62" style:family="paragraph" style:parent-style-name="Standard" style:list-style-name="L6">
      <style:text-properties fo:color="#00a933" officeooo:rsid="001ac1c8" officeooo:paragraph-rsid="001c5fe1"/>
    </style:style>
    <style:style style:name="P63" style:family="paragraph" style:parent-style-name="Standard" style:list-style-name="L7">
      <style:text-properties fo:color="#00a933" officeooo:rsid="001ac1c8" officeooo:paragraph-rsid="001e1a90"/>
    </style:style>
    <style:style style:name="P64" style:family="paragraph" style:parent-style-name="Standard" style:list-style-name="L7">
      <style:text-properties fo:color="#00a933" style:text-underline-style="solid" style:text-underline-width="auto" style:text-underline-color="font-color" officeooo:rsid="001c5fe1" officeooo:paragraph-rsid="001c5fe1"/>
    </style:style>
    <style:style style:name="P65" style:family="paragraph" style:parent-style-name="Standard" style:list-style-name="L7">
      <style:text-properties fo:color="#00a933" style:text-underline-style="solid" style:text-underline-width="auto" style:text-underline-color="font-color" officeooo:rsid="00191331" officeooo:paragraph-rsid="001e1a90"/>
    </style:style>
    <style:style style:name="T1" style:family="text">
      <style:text-properties fo:color="#000000" style:text-underline-style="none" fo:font-weight="normal" style:font-weight-asian="normal" style:font-weight-complex="normal"/>
    </style:style>
    <style:style style:name="T2" style:family="text">
      <style:text-properties fo:color="#000000" style:text-underline-style="none" fo:font-weight="normal" officeooo:rsid="0002d22a" style:font-weight-asian="normal" style:font-weight-complex="normal"/>
    </style:style>
    <style:style style:name="T3" style:family="text">
      <style:text-properties fo:color="#000000" style:text-underline-style="none" fo:font-weight="normal" officeooo:rsid="0003b887" style:font-weight-asian="normal" style:font-weight-complex="normal"/>
    </style:style>
    <style:style style:name="T4" style:family="text">
      <style:text-properties fo:color="#000000" style:text-underline-style="none" fo:font-weight="normal" officeooo:rsid="000604d4" style:font-weight-asian="normal" style:font-weight-complex="normal"/>
    </style:style>
    <style:style style:name="T5" style:family="text">
      <style:text-properties fo:color="#000000" style:text-underline-style="none" fo:font-weight="normal" officeooo:rsid="000504b6" style:font-weight-asian="normal" style:font-weight-complex="normal"/>
    </style:style>
    <style:style style:name="T6" style:family="text">
      <style:text-properties fo:color="#000000" style:text-underline-style="none" fo:font-weight="normal" officeooo:rsid="0007bb8e" style:font-weight-asian="normal" style:font-weight-complex="normal"/>
    </style:style>
    <style:style style:name="T7" style:family="text">
      <style:text-properties fo:color="#000000" style:text-underline-style="none" fo:font-weight="normal" officeooo:rsid="000afbf0" style:font-weight-asian="normal" style:font-weight-complex="normal"/>
    </style:style>
    <style:style style:name="T8" style:family="text">
      <style:text-properties fo:color="#000000" style:text-underline-style="none" fo:font-weight="normal" officeooo:rsid="0017a8c0" style:font-weight-asian="normal"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weight="normal" officeooo:rsid="000604d4" style:font-weight-asian="normal" style:font-weight-complex="normal"/>
    </style:style>
    <style:style style:name="T11" style:family="text">
      <style:text-properties fo:color="#000000" fo:font-weight="normal" officeooo:rsid="00181dff" style:font-weight-asian="normal" style:font-weight-complex="normal"/>
    </style:style>
    <style:style style:name="T12" style:family="text">
      <style:text-properties fo:color="#000000" style:text-line-through-style="solid" style:text-line-through-type="single" style:text-underline-style="none" fo:font-weight="normal" officeooo:rsid="000e535e"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604d4" style:font-weight-asian="normal" style:font-weight-complex="normal"/>
    </style:style>
    <style:style style:name="T15" style:family="text">
      <style:text-properties style:text-underline-style="none" fo:font-weight="normal" officeooo:rsid="000e535e" style:font-weight-asian="normal" style:font-weight-complex="normal"/>
    </style:style>
    <style:style style:name="T16" style:family="text">
      <style:text-properties style:text-underline-style="none" fo:font-weight="normal" officeooo:rsid="0002d22a" style:font-weight-asian="normal" style:font-weight-complex="normal"/>
    </style:style>
    <style:style style:name="T17" style:family="text">
      <style:text-properties style:text-underline-style="none" fo:font-weight="normal" officeooo:rsid="000f2f9f" style:font-weight-asian="normal" style:font-weight-complex="normal"/>
    </style:style>
    <style:style style:name="T18" style:family="text">
      <style:text-properties style:text-underline-style="none" fo:font-weight="normal" officeooo:rsid="001105f8" style:font-weight-asian="normal" style:font-weight-complex="normal"/>
    </style:style>
    <style:style style:name="T19" style:family="text">
      <style:text-properties style:text-underline-style="none" fo:font-weight="normal" officeooo:rsid="0018f302" style:font-weight-asian="normal" style:font-weight-complex="normal"/>
    </style:style>
    <style:style style:name="T20" style:family="text">
      <style:text-properties fo:color="#2a6099" style:text-underline-style="none" fo:font-weight="normal" style:font-weight-asian="normal" style:font-weight-complex="normal"/>
    </style:style>
    <style:style style:name="T21" style:family="text">
      <style:text-properties fo:color="#2a6099" style:text-underline-style="none" fo:font-weight="normal" officeooo:rsid="000f2f9f" style:font-weight-asian="normal" style:font-weight-complex="normal"/>
    </style:style>
    <style:style style:name="T22" style:family="text">
      <style:text-properties fo:color="#2a6099" style:text-underline-style="none" fo:font-weight="normal" officeooo:rsid="0002d22a" style:font-weight-asian="normal" style:font-weight-complex="normal"/>
    </style:style>
    <style:style style:name="T23" style:family="text">
      <style:text-properties fo:color="#2a6099" style:text-underline-style="none" fo:font-weight="normal" officeooo:rsid="001105f8" style:font-weight-asian="normal" style:font-weight-complex="normal"/>
    </style:style>
    <style:style style:name="T24" style:family="text">
      <style:text-properties fo:color="#2a6099" style:text-underline-style="none" fo:font-weight="normal" officeooo:rsid="00114910" style:font-weight-asian="normal" style:font-weight-complex="normal"/>
    </style:style>
    <style:style style:name="T25" style:family="text">
      <style:text-properties fo:color="#2a6099" style:text-underline-style="none" fo:font-weight="normal" officeooo:rsid="0018f302" style:font-weight-asian="normal" style:font-weight-complex="normal"/>
    </style:style>
    <style:style style:name="T26" style:family="text">
      <style:text-properties fo:color="#2a6099" fo:font-weight="normal" style:font-weight-asian="normal" style:font-weight-complex="normal"/>
    </style:style>
    <style:style style:name="T27" style:family="text">
      <style:text-properties fo:color="#2a6099" fo:font-weight="normal" officeooo:rsid="000f2f9f" style:font-weight-asian="normal" style:font-weight-complex="normal"/>
    </style:style>
    <style:style style:name="T28" style:family="text">
      <style:text-properties fo:color="#2a6099" style:text-underline-style="solid" style:text-underline-width="auto" style:text-underline-color="font-color" fo:font-weight="normal" officeooo:rsid="000f2f9f" style:font-weight-asian="normal" style:font-weight-complex="normal"/>
    </style:style>
    <style:style style:name="T29" style:family="text">
      <style:text-properties fo:color="#2a6099" style:text-underline-style="solid" style:text-underline-width="auto" style:text-underline-color="font-color" fo:font-weight="normal" officeooo:rsid="0011ca66" style:font-weight-asian="normal" style:font-weight-complex="normal"/>
    </style:style>
    <style:style style:name="T30" style:family="text">
      <style:text-properties fo:color="#2a6099" style:text-underline-style="solid" style:text-underline-width="auto" style:text-underline-color="font-color" fo:font-weight="normal" officeooo:rsid="00134beb"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1c5fe1" style:font-weight-asian="normal" style:font-weight-complex="normal"/>
    </style:style>
    <style:style style:name="T33" style:family="text">
      <style:text-properties fo:font-weight="normal" officeooo:rsid="001ac1c8" style:font-weight-asian="normal" style:font-weight-complex="normal"/>
    </style:style>
    <style:style style:name="T34" style:family="text">
      <style:text-properties fo:font-weight="normal" officeooo:rsid="00209334" style:font-weight-asian="normal" style:font-weight-complex="normal"/>
    </style:style>
    <style:style style:name="T35" style:family="text">
      <style:text-properties fo:color="#ffbf00" fo:font-weight="normal" style:font-weight-asian="normal" style:font-weight-complex="normal"/>
    </style:style>
    <style:style style:name="T36" style:family="text">
      <style:text-properties fo:color="#ffbf00" style:text-underline-style="solid" style:text-underline-width="auto" style:text-underline-color="font-color" fo:font-weight="normal" officeooo:rsid="00181dff" style:font-weight-asian="normal" style:font-weight-complex="normal"/>
    </style:style>
    <style:style style:name="T37" style:family="text">
      <style:text-properties fo:color="#00a933" style:text-underline-style="none" fo:font-weight="normal" officeooo:rsid="00191331" style:font-weight-asian="normal" style:font-weight-complex="normal"/>
    </style:style>
    <style:style style:name="T38" style:family="text">
      <style:text-properties fo:color="#00a933" style:text-underline-style="none" fo:font-weight="normal" officeooo:rsid="001c5fe1" style:font-weight-asian="normal" style:font-weight-complex="normal"/>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0134beb" style:font-weight-asian="normal" style:font-weight-complex="normal"/>
    </style:style>
    <style:style style:name="T41" style:family="text">
      <style:text-properties style:text-underline-style="solid" style:text-underline-width="auto" style:text-underline-color="font-color" fo:font-weight="normal" officeooo:rsid="001ac1c8" style:font-weight-asian="normal" style:font-weight-complex="normal"/>
    </style:style>
    <style:style style:name="T42" style:family="text">
      <style:text-properties style:text-underline-style="solid" style:text-underline-width="auto" style:text-underline-color="font-color" fo:font-weight="normal" officeooo:rsid="001c5fe1" style:font-weight-asian="normal" style:font-weight-complex="normal"/>
    </style:style>
    <style:style style:name="T43" style:family="text">
      <style:text-properties style:text-underline-style="solid" style:text-underline-width="auto" style:text-underline-color="font-color" fo:font-weight="normal" officeooo:rsid="000f2f9f" style:font-weight-asian="normal" style:font-weight-complex="normal"/>
    </style:style>
    <style:style style:name="T44" style:family="text">
      <style:text-properties style:text-underline-style="solid" style:text-underline-width="auto" style:text-underline-color="font-color" fo:font-weight="normal" officeooo:rsid="0018f302" style:font-weight-asian="normal" style:font-weight-complex="normal"/>
    </style:style>
    <style:style style:name="T45" style:family="text">
      <style:text-properties style:text-underline-style="solid" style:text-underline-width="auto" style:text-underline-color="font-color" fo:font-weight="normal" officeooo:rsid="001e1a9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 do: put this document in Evernote notes</text:p>
      <text:p text:style-name="P2"/>
      <text:p text:style-name="P5">Why do numerical MF constraints appear shifted to larger peak masses when Delta &gt;= 1.0?</text:p>
      <text:p text:style-name="P4"/>
      <text:p text:style-name="P6">From Fig. 5 of 2009.03204:</text:p>
      <text:p text:style-name="P7"/>
      <text:p text:style-name="P7">Delta &lt; 2:</text:p>
      <text:list xml:id="list2063457548" text:style-name="L1">
        <text:list-item>
          <text:p text:style-name="P8">At small m, numerical MFs are larger than either the SLN or CC3</text:p>
        </text:list-item>
        <text:list-item>
          <text:p text:style-name="P8">At large m, the tail is very closely-fit by the CC3 fitting function</text:p>
        </text:list-item>
      </text:list>
      <text:p text:style-name="P7"/>
      <text:p text:style-name="P7">Expectation on microlensing constraints:</text:p>
      <text:list xml:id="list1760428680" text:style-name="L2">
        <text:list-item>
          <text:p text:style-name="P9">At m_p &lt;~ 1e24g (where PBHs with masses larger than m_p dominate the constraint, from Fig. 4 of 2007.12697), the high-mass tail will contribute most significantly, so the constraints will match very closely with the constraints obtained using the CC3.</text:p>
        </text:list-item>
        <text:list-item>
          <text:p text:style-name="P17"><text:span text:style-name="T2">At m_p &gt;~ 1e25g (where PBHs with masses smaller than m_p dominate the constraint, from Fig. 4 of 2007.12697), the constraint will be slightly tighter than those obtained using the CC3 MF</text:span></text:p>
        </text:list-item>
      </text:list>
      <text:p text:style-name="P11"><text:span text:style-name="T2"/></text:p>
      <text:p text:style-name="P1"><text:span text:style-name="T1">Delta = 2:</text:span></text:p>
      <text:list xml:id="list2553860991" text:style-name="L3">
        <text:list-item>
          <text:p text:style-name="P19"><text:span text:style-name="T2">Very close fit between the numerical MF, SLN and CC3. The numerical MF is marginally tighter at small m. All three MFs noticeably tighter than the LN at small m.</text:span></text:p>
        </text:list-item>
      </text:list>
      <text:p text:style-name="P11"><text:span text:style-name="T2"/></text:p>
      <text:p text:style-name="P7">Expectation on microlensing constraints:</text:p>
      <text:list xml:id="list165238449096724" text:continue-list="list1760428680" text:style-name="L2">
        <text:list-item>
          <text:p text:style-name="P9">At m_p &lt;~ 1e24g (where PBHs with masses larger than m_p dominate the constraint, from Fig. 4 of 2007.12697), the high-mass tail will contribute most significantly, so the constraints will match very closely with the constraints obtained using the CC3 and SLN.</text:p>
        </text:list-item>
        <text:list-item>
          <text:p text:style-name="P17"><text:span text:style-name="T2">At m_p &gt;~ 1e25g (where PBHs with masses smaller than m_p dominate the constraint, from Fig. 4 of 2007.12697), the constraint will be slightly tighter than those obtained using the LN, and marginally tighter than those obtained using the SLN or CC3 MF</text:span></text:p>
        </text:list-item>
      </text:list>
      <text:p text:style-name="P11"><text:span text:style-name="T2"/></text:p>
      <text:p text:style-name="P11"><text:span text:style-name="T2"/></text:p>
      <text:p text:style-name="P1"><text:span text:style-name="T1">Delta = 5:</text:span></text:p>
      <text:list xml:id="list2943059302" text:style-name="L4">
        <text:list-item>
          <text:p text:style-name="P20"><text:span text:style-name="T1">At small m:</text:span></text:p>
          <text:list>
            <text:list-item>
              <text:p text:style-name="P20"><text:span text:style-name="T1">SLN and CC3 overestimate the numerical MF</text:span></text:p>
            </text:list-item>
          </text:list>
        </text:list-item>
        <text:list-item>
          <text:p text:style-name="P20"><text:span text:style-name="T1">At large m</text:span></text:p>
          <text:list>
            <text:list-item>
              <text:p text:style-name="P20"><text:span text:style-name="T1">SLN underestimates the numerical MF</text:span></text:p>
            </text:list-item>
            <text:list-item>
              <text:p text:style-name="P20"><text:span text:style-name="T1">CC3 overestimates the numerical MF</text:span></text:p>
            </text:list-item>
          </text:list>
        </text:list-item>
      </text:list>
      <text:p text:style-name="P21"><text:span text:style-name="T1"/></text:p>
      <text:p text:style-name="P10">Expectation on microlensing constraints:</text:p>
      <text:list xml:id="list165239800544277" text:continue-list="list165238449096724" text:style-name="L2">
        <text:list-item>
          <text:p text:style-name="P18"><text:span text:style-name="T2">At m_p &lt;~ 1e24g (where PBHs with masses larger than m_p dominate the constraint, from Fig. 4 of 2007.12697), the high-mass tail will contribute most significantly, so the constraints will </text:span><text:span text:style-name="T3">lie between the SLN and CC3 MF results.</text:span></text:p>
        </text:list-item>
        <text:list-item>
          <text:p text:style-name="P18"><text:span text:style-name="T2">At m_p &gt;~ 1e25g (where PBHs with masses smaller than m_p dominate the constraint, from Fig. 4 of 2007.12697), the constraint will be slightly tighter than those obtained using </text:span><text:span text:style-name="T3">either the SLN or CC3.</text:span></text:p>
        </text:list-item>
      </text:list>
      <text:p text:style-name="P22"><text:span text:style-name="T3"/></text:p>
      <text:p text:style-name="P21"><text:span text:style-name="T1">All of the above discussion is derived from observations of psi/psi_max, rather than the MF itself. The difference may be important.</text:span></text:p>
      <text:p text:style-name="P21"><text:span text:style-name="T1"/></text:p>
      <text:p text:style-name="P21"><text:span text:style-name="T1"/></text:p>
      <text:p text:style-name="P21"><text:span text:style-name="T1"/></text:p>
      <text:p text:style-name="P21"><text:span text:style-name="T1"/></text:p>
      <text:p text:style-name="P27"><text:soft-page-break/><text:span text:style-name="T9">Plotting the mass functions themselves (rather than psi/psi_max)</text:span></text:p>
      <text:p text:style-name="P23"><text:span text:style-name="T1"/></text:p>
      <text:p text:style-name="P3"><text:span text:style-name="T13">Save these plots</text:span></text:p>
      <text:p text:style-name="P23"><text:span text:style-name="T1"/></text:p>
      <text:p text:style-name="P23"><text:span text:style-name="T1">Delta=0.0</text:span></text:p>
      <text:list xml:id="list3503764211" text:style-name="L6">
        <text:list-item>
          <text:p text:style-name="P24"><text:span text:style-name="T1">Peak of the numerical MF lies slightly higher than the CC3 or SLN </text:span><text:span text:style-name="T7">(~4%)</text:span></text:p>
        </text:list-item>
        <text:list-item>
          <text:p text:style-name="P24"><text:span text:style-name="T1">Numerical MF lies above CC3 and SLN at small masses</text:span></text:p>
        </text:list-item>
        <text:list-item>
          <text:p text:style-name="P24"><text:span text:style-name="T1">Peak mass of numerical MF lies at the value I am setting in the code (equal to the CC3 peak mass, at 1.02e20g)</text:span></text:p>
        </text:list-item>
      </text:list>
      <text:p text:style-name="P23"><text:span text:style-name="T1"/></text:p>
      <text:p text:style-name="P23"><text:span text:style-name="T1">Delta=0.1</text:span></text:p>
      <text:p text:style-name="P23"><text:span text:style-name="T1">[same as Delta=0.0]</text:span></text:p>
      <text:p text:style-name="P23"><text:span text:style-name="T1"/></text:p>
      <text:p text:style-name="P23"><text:span text:style-name="T1">Delta=1.0</text:span></text:p>
      <text:list xml:id="list165239102279051" text:continue-numbering="true" text:style-name="L6">
        <text:list-item>
          <text:p text:style-name="P24"><text:span text:style-name="T1">Peak of the numerical MF lies slightly higher than the CC3 or SLN </text:span><text:span text:style-name="T4">(~4%)</text:span></text:p>
        </text:list-item>
        <text:list-item>
          <text:p text:style-name="P24"><text:span text:style-name="T1">Numerical MF lies above CC3 and SLN at small masses</text:span></text:p>
        </text:list-item>
        <text:list-item>
          <text:p text:style-name="P24"><text:span text:style-name="T1">Peak mass of numerical MF lies at the value I am setting in the code (equal to the CC3 peak mass, at 1.02e20g)</text:span></text:p>
        </text:list-item>
      </text:list>
      <text:p text:style-name="P23"><text:span text:style-name="T1"/></text:p>
      <text:p text:style-name="P23"><text:span text:style-name="T1">Delta=2.0</text:span></text:p>
      <text:list xml:id="list165238731495468" text:continue-numbering="true" text:style-name="L6">
        <text:list-item>
          <text:p text:style-name="P31"><text:span text:style-name="T4">Numerical</text:span><text:span text:style-name="T5"> MF </text:span><text:span text:style-name="T4">is larger</text:span><text:span text:style-name="T5"> than the CC3 or SLN </text:span><text:span text:style-name="T4">at all masses at which the numerical MF is defined</text:span></text:p>
          <text:list>
            <text:list-item>
              <text:p text:style-name="P35"><text:span text:style-name="T1">At the peak mass, it is 11% larger</text:span></text:p>
            </text:list-item>
            <text:list-item>
              <text:p text:style-name="P31"><text:span text:style-name="T4">At the smallest defined mass, it is 17% larger</text:span></text:p>
            </text:list-item>
            <text:list-item>
              <text:p text:style-name="P31"><text:span text:style-name="T4">At the largest defined mass, it is 11% larger</text:span></text:p>
            </text:list-item>
          </text:list>
        </text:list-item>
        <text:list-item>
          <text:p text:style-name="P25"><text:span text:style-name="T4">Peak mass of numerical MF lies at the value I am setting in the code (equal to the CC3 peak mass, at 1.02e20g)</text:span></text:p>
        </text:list-item>
        <text:list-item>
          <text:p text:style-name="P51"><text:span text:style-name="T14">E</text:span><text:span text:style-name="T13">ffect on microlensing constraints</text:span></text:p>
          <text:list>
            <text:list-item>
              <text:p text:style-name="P32"><text:span text:style-name="T21">At m_p ~ 1e24-1e25g </text:span><text:span text:style-name="T22">(where PBHs with masses </text:span><text:span text:style-name="T21">similar to</text:span><text:span text:style-name="T22"> m_p dominate the constraint, from Fig. 4 of 2007.12697</text:span><text:span text:style-name="T21">), the constraints will be stronger than the CC3 or SLN</text:span></text:p>
            </text:list-item>
            <text:list-item>
              <text:p text:style-name="P55"><text:span text:style-name="T16">At m_p &lt;~ 1e24g (where PBHs with masses larger than m_p dominate the constraint, from Fig. 4 of 2007.12697</text:span><text:span text:style-name="T17">), the constraint will be </text:span><text:span text:style-name="T18">(compared to the SLN or CC3):</text:span></text:p>
              <text:list>
                <text:list-item>
                  <text:p text:style-name="P55"><text:span text:style-name="T17">Tighter slightly below m_p=1e24g (since the high-mass tail is larger than the SLN or CC3)</text:span></text:p>
                </text:list-item>
                <text:list-item>
                  <text:p text:style-name="P56"><text:span text:style-name="T17">As m_p decreases, it will become weaker (as more of the constraining </text:span><text:span text:style-name="T19">mass</text:span><text:span text:style-name="T17"> range is outside of the </text:span><text:span text:style-name="T19">mass range</text:span><text:span text:style-name="T17"> where the numerical MF is defined). </text:span><text:span text:style-name="T37">In practice, this is the dominant effect in the </text:span><text:span text:style-name="T38">range of m_p</text:span><text:span text:style-name="T37"> for which Subaru-HSC places a constraint.</text:span></text:p>
                </text:list-item>
              </text:list>
            </text:list-item>
            <text:list-item>
              <text:p text:style-name="P51"><text:span text:style-name="T16">At m_p &gt;~ 1e25g (where PBHs with masses smaller than m_p dominate the constraint, from Fig. 4 of 2007.12697), </text:span><text:span text:style-name="T18">the constraint will be (compared to the SLN or CC3)</text:span></text:p>
              <text:list>
                <text:list-item>
                  <text:p text:style-name="P32"><text:span text:style-name="T21">Tighter slightly </text:span><text:span text:style-name="T23">above</text:span><text:span text:style-name="T21"> m_p=1e2</text:span><text:span text:style-name="T23">5</text:span><text:span text:style-name="T21">g (since the </text:span><text:span text:style-name="T23">low</text:span><text:span text:style-name="T21">-mass tail is larger than the SLN or CC3). </text:span><text:span text:style-name="T37">In practice, this is the dominant effect in the </text:span><text:span text:style-name="T38">range of m_p</text:span><text:span text:style-name="T37"> for which Subaru-HSC places a constraint.</text:span></text:p>
                </text:list-item>
                <text:list-item>
                  <text:p text:style-name="P34"><text:span text:style-name="T21">As m_p </text:span><text:span text:style-name="T23">increases</text:span><text:span text:style-name="T21">, </text:span><text:span text:style-name="T25">the constraint</text:span><text:span text:style-name="T21"> will become weaker (as more of the constraining </text:span><text:span text:style-name="T25">mass</text:span><text:span text:style-name="T21"> range is outside of the </text:span><text:span text:style-name="T25">mass range</text:span><text:span text:style-name="T21"> where the numerical MF is defined). </text:span><text:span text:style-name="T37">In practice, this is not the dominant effect in the range of m_p values for which Subaru-HSC places a constraint.</text:span></text:p>
                </text:list-item>
              </text:list>
            </text:list-item>
            <text:list-item>
              <text:p text:style-name="P33"><text:span text:style-name="T28">T</text:span><text:span text:style-name="T29">he constraint will appear shifted to slightly </text:span><text:span text:style-name="T36">larger</text:span><text:span text:style-name="T29"> m_p compared to the SLN and CC3, since in the range that the numerical MF is defined, the low-mass tail is larger than the high-mass tail </text:span><text:span text:style-name="T30">(relative to the tails in the SLN / CC3)</text:span></text:p>
              <text:list>
                <text:list-item>
                  <text:p text:style-name="P61"><text:span text:style-name="T40">I</text:span><text:span text:style-name="T39">n practice:</text:span></text:p>
                  <text:list>
                    <text:list-item>
                      <text:p text:style-name="P62"><text:soft-page-break/><text:span text:style-name="T39">When m_p &lt;~ 1e25</text:span><text:span text:style-name="T45">g</text:span><text:span text:style-name="T39">, the </text:span><text:span text:style-name="T42">constraint is weaker. This is because </text:span><text:span text:style-name="T43">more of the constraining </text:span><text:span text:style-name="T44">mass</text:span><text:span text:style-name="T43"> range is outside of the </text:span><text:span text:style-name="T44">mass range</text:span><text:span text:style-name="T43"> where the numerical MF is defined</text:span><text:span text:style-name="T42"> </text:span></text:p>
                    </text:list-item>
                    <text:list-item>
                      <text:p text:style-name="P61"><text:span text:style-name="T41">When</text:span><text:span text:style-name="T39"> m_p &gt;~ 1e25g, the low-mass tail in which the numerical MF is defined is larger than the CC3 and SLN dominates over the mass range where the numeric MF is not defined, and constraints are tighter at each m_p</text:span></text:p>
                    </text:list-item>
                  </text:list>
                </text:list-item>
              </text:list>
            </text:list-item>
          </text:list>
        </text:list-item>
      </text:list>
      <text:p text:style-name="P26"><text:span text:style-name="T4"/></text:p>
      <text:p text:style-name="P36"><text:span text:style-name="T1">Delta = 5.0</text:span></text:p>
      <text:list xml:id="list2608750" text:style-name="L7">
        <text:list-item>
          <text:p text:style-name="P37"><text:span text:style-name="T1">Numerical</text:span><text:span text:style-name="T5"> MF </text:span><text:span text:style-name="T1">is larger</text:span><text:span text:style-name="T5"> than the CC3 or SLN </text:span><text:span text:style-name="T1">at all masses at which the numerical MF is defined</text:span></text:p>
          <text:list>
            <text:list-item>
              <text:p text:style-name="P42"><text:span text:style-name="T1">At the peak mass, it is 184% larger (CC3) / 193% larger (SLN)</text:span></text:p>
            </text:list-item>
            <text:list-item>
              <text:p text:style-name="P43"><text:span text:style-name="T1">At the smallest defined mass, it is 2% larger (CC3) / 65% larger (SLN)</text:span></text:p>
            </text:list-item>
            <text:list-item>
              <text:p text:style-name="P43"><text:span text:style-name="T1">At the largest defined mass, it is 62% larger (CC3) / 85% larger (SLN)</text:span></text:p>
            </text:list-item>
          </text:list>
        </text:list-item>
        <text:list-item>
          <text:p text:style-name="P39"><text:span text:style-name="T4">Peak mass of numerical MF lies </text:span><text:span text:style-name="T6">close</text:span><text:span text:style-name="T4"> (</text:span><text:span text:style-name="T6">1.01</text:span><text:span text:style-name="T4">e</text:span><text:span text:style-name="T6">20</text:span><text:span text:style-name="T4">g) </text:span><text:span text:style-name="T6">to</text:span><text:span text:style-name="T4"> the value I am setting in the code (equal to the CC3 peak mass, at 1.02e20g)</text:span></text:p>
        </text:list-item>
        <text:list-item>
          <text:p text:style-name="P50"><text:span text:style-name="T14">E</text:span><text:span text:style-name="T13">ffect on microlensing constraints</text:span></text:p>
          <text:list>
            <text:list-item>
              <text:p text:style-name="P40"><text:span text:style-name="T21">At m_p ~ 1e24-1e25g </text:span><text:span text:style-name="T22">(where PBHs with masses </text:span><text:span text:style-name="T21">similar to</text:span><text:span text:style-name="T22"> m_p dominate the constraint, from Fig. 4 of 2007.12697</text:span><text:span text:style-name="T21">), the constraints will be significantly stronger than the CC3 or SLN</text:span></text:p>
            </text:list-item>
            <text:list-item>
              <text:p text:style-name="P49"><text:span text:style-name="T20">At m_p slightly smaller than 1e24g </text:span><text:span text:style-name="T22">(where PBHs with masses </text:span><text:span text:style-name="T24">a little </text:span><text:span text:style-name="T22">larger than m_p dominate the constraint, from Fig. 4 of 2007.12697</text:span><text:span text:style-name="T20">):</text:span></text:p>
              <text:list>
                <text:list-item>
                  <text:p text:style-name="P57"><text:span text:style-name="T20">The constraint will appear significantly stronger, since the high-mass tail is larger than the SLN or CC3 MF, and the constraining mass range is within the range that the numerical MF is defined </text:span><text:span text:style-name="T25">in</text:span></text:p>
                </text:list-item>
              </text:list>
            </text:list-item>
            <text:list-item>
              <text:p text:style-name="P53"><text:span text:style-name="T16">At m_p &lt;~ 1e24g (where PBHs with masses larger than m_p dominate the constraint, from Fig. 4 of 2007.12697</text:span><text:span text:style-name="T17">), the constraint will be </text:span><text:span text:style-name="T18">(compared to the SLN or CC3):</text:span></text:p>
              <text:list>
                <text:list-item>
                  <text:p text:style-name="P52"><text:span text:style-name="T17">Tighter slightly below m_p=1e24g (since the high-mass tail is larger than the SLN or CC3)</text:span></text:p>
                </text:list-item>
                <text:list-item>
                  <text:p text:style-name="P54"><text:span text:style-name="T17">As m_p decreases, it will become weaker (as more of the constraining range is outside of the region where the numerical MF is defined). </text:span><text:span text:style-name="T37">In practice, this is the dominant effect in the </text:span><text:span text:style-name="T38">range of m_p</text:span><text:span text:style-name="T37"> for which Subaru-HSC places a constraint.</text:span></text:p>
                </text:list-item>
              </text:list>
            </text:list-item>
            <text:list-item>
              <text:p text:style-name="P50"><text:span text:style-name="T16">At m_p &gt;~ 1e25g (where PBHs with masses smaller than m_p dominate the constraint, from Fig. 4 of 2007.12697), </text:span><text:span text:style-name="T18">the constraint will be (compared to the SLN or CC3)</text:span></text:p>
              <text:list>
                <text:list-item>
                  <text:p text:style-name="P41"><text:span text:style-name="T21">Tighter slightly </text:span><text:span text:style-name="T23">above</text:span><text:span text:style-name="T21"> m_p=1e2</text:span><text:span text:style-name="T23">5</text:span><text:span text:style-name="T21">g (since the </text:span><text:span text:style-name="T23">low</text:span><text:span text:style-name="T21">-mass tail is larger than the SLN or CC3). </text:span><text:span text:style-name="T37">In practice, this is the dominant effect in the </text:span><text:span text:style-name="T38">range of m_p</text:span><text:span text:style-name="T37"> for which Subaru-HSC places a constraint.</text:span></text:p>
                </text:list-item>
                <text:list-item>
                  <text:p text:style-name="P41"><text:span text:style-name="T21">As m_p </text:span><text:span text:style-name="T23">increases</text:span><text:span text:style-name="T21">, it will become weaker (as more of the constraining </text:span><text:span text:style-name="T25">mass</text:span><text:span text:style-name="T21"> range is outside of the </text:span><text:span text:style-name="T25">mass range</text:span><text:span text:style-name="T21"> where the numerical MF is defined). </text:span><text:span text:style-name="T37">In practice, this is not the dominant effect in the range of m_p values for which Subaru-HSC places a constraint.</text:span></text:p>
                </text:list-item>
              </text:list>
            </text:list-item>
            <text:list-item>
              <text:p text:style-name="P28"><text:span text:style-name="T27">T</text:span><text:span text:style-name="T26">he constraint from the numerical MF will appear shifted to </text:span><text:span text:style-name="T35">smaller</text:span><text:span text:style-name="T26"> m_p and be noticeably tighter where the constraint is tightest.</text:span></text:p>
            </text:list-item>
            <text:list-item>
              <text:p text:style-name="P64"><text:span text:style-name="T31">In practice:</text:span></text:p>
              <text:list>
                <text:list-item>
                  <text:list>
                    <text:list-item>
                      <text:p text:style-name="P63"><text:span text:style-name="T39">When m_p &lt;~ 1e25</text:span><text:span text:style-name="T45">g</text:span><text:span text:style-name="T39">, the </text:span><text:span text:style-name="T42">constraint is weaker. This is because </text:span><text:span text:style-name="T43">more of the constraining </text:span><text:span text:style-name="T44">mass</text:span><text:span text:style-name="T43"> range is outside of the </text:span><text:span text:style-name="T44">mass range</text:span><text:span text:style-name="T43"> where the numerical MF is defined</text:span><text:span text:style-name="T42"> </text:span></text:p>
                    </text:list-item>
                    <text:list-item>
                      <text:p text:style-name="P65"><text:span text:style-name="T33">When</text:span><text:span text:style-name="T31"> m_p &gt;~ 1e25g, the low-mass tail in which the numerical MF is defined is larger than the CC3 and SLN dominates over the mass range where the numeric MF is not defined, and constraints are tighter at each m_p</text:span></text:p>
                    </text:list-item>
                  </text:list>
                </text:list-item>
              </text:list>
            </text:list-item>
          </text:list>
        </text:list-item>
      </text:list>
      <text:p text:style-name="P38"><text:span text:style-name="T4"/></text:p>
      <text:p text:style-name="P47"><text:span text:style-name="T15">Question: why are the differences so much smaller for small-Delta MFs than the larger Delta MFs?</text:span></text:p>
      <text:p text:style-name="P38"><text:span text:style-name="T4"/></text:p>
      <text:p text:style-name="P38"><text:soft-page-break/><text:span text:style-name="T4"/></text:p>
      <text:p text:style-name="P29"><text:span text:style-name="T10">C</text:span><text:span text:style-name="T9">omment on differences:</text:span></text:p>
      <text:p text:style-name="P44"><text:span text:style-name="T1"/></text:p>
      <text:p text:style-name="P44"><text:span text:style-name="T1">The differences are a combination of:</text:span></text:p>
      <text:list xml:id="list4093030914" text:style-name="L8">
        <text:list-item>
          <text:p text:style-name="P45"><text:span text:style-name="T1">Genuine differences in the value of the MF in the tails between the numeric and SLN/CC3</text:span></text:p>
        </text:list-item>
        <text:list-item>
          <text:p text:style-name="P45"><text:span text:style-name="T1">Apparent shifts in the relative sizes of the high/low mass tails and the MF at its peak due to me manually normalising the MFs in a limited mass range (where the MF is &gt; 10% of its peak value), which inevitably causes the numerical MF to appear larger</text:span></text:p>
        </text:list-item>
      </text:list>
      <text:p text:style-name="P44"><text:span text:style-name="T1"/></text:p>
      <text:p text:style-name="P30"><text:span text:style-name="T9">Addressing differences in normalisation</text:span></text:p>
      <text:p text:style-name="P30"><text:span text:style-name="T9"/></text:p>
      <text:p text:style-name="P60"><text:span text:style-name="T34">I don’t see a way that I can exactly isolate the effect of normalisation on the constraints. However, i</text:span><text:span text:style-name="T32">t</text:span><text:span text:style-name="T31"> would be a better approximation to set the maximum value of the MF equal to the maximum value of either the CC3 or SLN fitting functions, rather than normalising the numerical MF to one </text:span><text:span text:style-name="T34">(especially for Delta=2).</text:span></text:p>
      <text:p text:style-name="P30"><text:span text:style-name="T9"/></text:p>
      <text:p text:style-name="P48"><text:span text:style-name="T31">Write a version of the numerical MF function that does this</text:span></text:p>
      <text:p text:style-name="P30"><text:span text:style-name="T9"/></text:p>
      <text:p text:style-name="P12"><text:span text:style-name="T9">For Delta &lt; 5, the values of the CC3 and SLN MFs agree to within 1% at the peak mass</text:span></text:p>
      <text:p text:style-name="P12"><text:span text:style-name="T9"/></text:p>
      <text:list xml:id="list2923939634" text:style-name="L9">
        <text:list-item>
          <text:p text:style-name="P58"><text:span text:style-name="T8">For Delta=2, it would probably be a very good approximation to set the normalisation of the numeric MF such that the maximum value of the MF = maximum value of CC3 or SLN. This is because all three match excellently when Delta=2, and the maximum value of each MF is set equal to one, from Fig. 5 of 2009.03204</text:span></text:p>
          <text:p text:style-name="P58"><text:span text:style-name="T8"/></text:p>
        </text:list-item>
        <text:list-item>
          <text:p text:style-name="P13"><text:span text:style-name="T9">For smaller Delta, it may also be a good approximation. However, unlike the case where Delta=2, from Fig. 5 the high-mass tail of the numerical MF agrees excellently with </text:span><text:span text:style-name="T11">the CC3, while the low-mass tail is larger (drops off less quickly). So in this case, setting psi_max, numeric = psi_max, CC3 would overestimate the maximum value of the numeric MF</text:span></text:p>
        </text:list-item>
      </text:list>
      <text:p text:style-name="P14"><text:span text:style-name="T11"/></text:p>
      <text:p text:style-name="P15"><text:span text:style-name="T9">For Delta = 5, the values of the CC3 and SLN MFs differ by ~5-6% at the peak mass.</text:span></text:p>
      <text:p text:style-name="P15"><text:span text:style-name="T9"/></text:p>
      <text:list xml:id="list3465952257" text:style-name="L10">
        <text:list-item>
          <text:p text:style-name="P16"><text:span text:style-name="T9">This is much smaller than the factor of ~2 difference seen when normalising psi to one in this mass range, so it may be worth trying to understand the </text:span></text:p>
        </text:list-item>
      </text:list>
      <text:p text:style-name="P44"><text:span text:style-name="T1"/></text:p>
      <text:p text:style-name="P59"><text:span text:style-name="T1">I can’t think of a way to distinguish between the different shape of the numerical MF and the normalisation, without information more information about the behaviour of the numerical MF in the tails.</text:span></text:p>
      <text:p text:style-name="P46"><text:span text:style-name="T12"><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1T11:18:12.465334041</meta:creation-date>
    <dc:date>2023-04-11T16:52:37.892839802</dc:date>
    <meta:editing-duration>PT2H24M13S</meta:editing-duration>
    <meta:editing-cycles>19</meta:editing-cycles>
    <meta:generator>LibreOffice/6.4.7.2$Linux_X86_64 LibreOffice_project/40$Build-2</meta:generator>
    <meta:document-statistic meta:table-count="0" meta:image-count="0" meta:object-count="0" meta:page-count="4" meta:paragraph-count="90" meta:word-count="1809" meta:character-count="9828" meta:non-whitespace-character-count="8165"/>
  </office:meta>
</office:document-meta>
</file>